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99cm" fo:min-width="0.33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custom-shape draw:style-name="gr1" draw:text-style-name="P1" draw:layer="layout" svg:width="1.27cm" svg:height="3.429cm" svg:x="1.397cm" svg:y="1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826.41509433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1.27cm" svg:height="3.429cm" svg:x="4.098cm" svg:y="1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826.415094339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06T23:09:38.990036795</dc:date>
    <meta:editing-duration>PT2H41M25S</meta:editing-duration>
    <meta:editing-cycles>26</meta:editing-cycles>
    <meta:document-statistic meta:object-count="2"/>
  </office:meta>
</office:document-meta>
</file>